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left" draw:textarea-vertical-align="top" draw:auto-grow-height="false" fo:min-height="2.2cm" fo:min-width="8.6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eeeeee" draw:textarea-horizontal-align="left" draw:textarea-vertical-align="top" draw:auto-grow-height="false" fo:min-height="3.684cm" fo:min-width="10.134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204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81aca6" draw:textarea-horizontal-align="justify" draw:textarea-vertical-align="middle" draw:auto-grow-height="false" fo:min-height="0.104cm" fo:min-width="1.754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804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004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5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7.65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754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draw:fill="solid" draw:fill-color="#eeeeee" draw:textarea-horizontal-align="left" draw:textarea-vertical-align="top" draw:auto-grow-height="false" fo:min-height="2.7cm" fo:min-width="4.95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55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95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75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4.354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15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3.442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254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10.14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9.954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4.954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none" draw:fill="solid" draw:fill-color="#dddddd" draw:textarea-horizontal-align="left" draw:textarea-vertical-align="middle" draw:auto-grow-height="false" fo:min-height="1.096cm" fo:min-width="2.846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dddddd" draw:textarea-horizontal-align="left" draw:textarea-vertical-align="middle" draw:auto-grow-height="false" fo:min-height="1.6cm" fo:min-width="1.9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754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6.704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3.35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5.854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dddddd" draw:textarea-horizontal-align="left" draw:textarea-vertical-align="middle" draw:auto-grow-height="false" fo:min-height="0.104cm" fo:min-width="2.35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loext:decorative="false"/>
    </style:style>
    <style:style style:name="gr32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7.842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7.654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2.654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eeeeee" draw:textarea-horizontal-align="left" draw:textarea-vertical-align="top" draw:auto-grow-height="false" fo:min-height="2.692cm" fo:min-width="7.74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7.554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729fcf" draw:textarea-horizontal-align="left" draw:textarea-vertical-align="middle" draw:auto-grow-height="false" fo:min-height="0.104cm" fo:min-width="2.554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="solid" draw:fill-color="#b3cac7" draw:textarea-horizontal-align="left" draw:textarea-vertical-align="middle" draw:auto-grow-height="false" fo:min-height="0.104cm" fo:min-width="7.554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81aca6" draw:textarea-horizontal-align="left" draw:textarea-vertical-align="middle" draw:auto-grow-height="false" fo:min-height="0.104cm" fo:min-width="2.554cm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eeeeee" draw:textarea-horizontal-align="left" draw:textarea-vertical-align="top" draw:auto-grow-height="false" fo:min-height="0.692cm" fo:min-width="2.042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solid" draw:fill-color="#b4c7dc" draw:textarea-horizontal-align="left" draw:textarea-vertical-align="middle" draw:auto-grow-height="false" fo:min-height="0.104cm" fo:min-width="1.854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35cm" svg:stroke-color="#000000" draw:marker-start="" draw:marker-start-width="0.252cm" draw:marker-end="Arrowheads_20_11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loext:graphic-properties draw:fill="solid" draw:fill-color="#eeeee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6pt" style:font-size-asian="6pt" style:font-size-complex="6pt"/>
    </style:style>
    <style:style style:name="P4" style:family="paragraph">
      <loext:graphic-properties draw:fill="solid" draw:fill-color="#dddddd"/>
      <style:paragraph-properties fo:text-align="start" style:writing-mode="lr-tb"/>
      <style:text-properties fo:font-size="6pt" style:font-size-asian="6pt" style:font-size-complex="6pt"/>
    </style:style>
    <style:style style:name="P5" style:family="paragraph">
      <style:paragraph-properties fo:text-align="start"/>
      <style:text-properties fo:font-size="6pt" style:font-size-asian="7pt" style:font-size-complex="7pt"/>
    </style:style>
    <style:style style:name="P6" style:family="paragraph">
      <loext:graphic-properties draw:fill="solid" draw:fill-color="#b3cac7"/>
      <style:paragraph-properties fo:text-align="start" style:writing-mode="lr-tb"/>
      <style:text-properties fo:font-size="6pt" style:font-size-asian="7pt" style:font-size-complex="7pt"/>
    </style:style>
    <style:style style:name="P7" style:family="paragraph">
      <loext:graphic-properties draw:fill="solid" draw:fill-color="#81aca6"/>
      <style:paragraph-properties fo:text-align="start" style:writing-mode="lr-tb"/>
      <style:text-properties fo:font-size="6pt" style:font-size-asian="6pt" style:font-size-complex="6pt"/>
    </style:style>
    <style:style style:name="P8" style:family="paragraph">
      <style:paragraph-properties fo:text-align="start"/>
      <style:text-properties fo:font-size="6pt" style:font-size-asian="8pt" style:font-size-complex="8pt"/>
    </style:style>
    <style:style style:name="P9" style:family="paragraph">
      <loext:graphic-properties draw:fill="solid" draw:fill-color="#dddddd"/>
      <style:paragraph-properties fo:text-align="start" style:writing-mode="lr-tb"/>
      <style:text-properties fo:font-size="6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6pt"/>
    </style:style>
    <style:style style:name="P11" style:family="paragraph">
      <loext:graphic-properties draw:fill="solid" draw:fill-color="#b4c7dc"/>
      <style:paragraph-properties fo:text-align="start" style:writing-mode="lr-tb"/>
      <style:text-properties fo:font-size="6pt" style:font-size-asian="6pt" style:font-size-complex="6pt"/>
    </style:style>
    <style:style style:name="P12" style:family="paragraph">
      <loext:graphic-properties draw:fill="solid" draw:fill-color="#729fcf"/>
      <style:paragraph-properties fo:text-align="start" style:writing-mode="lr-tb"/>
      <style:text-properties fo:font-size="6pt" style:font-size-asian="7pt" style:font-size-complex="7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fo:font-size="6pt" style:font-size-asian="8pt" style:font-size-complex="8pt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8pt" style:font-size-complex="8pt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solid" draw:fill-color="#b3cac7"/>
      <style:paragraph-properties fo:text-align="start" style:writing-mode="lr-tb"/>
      <style:text-properties fo:font-size="6pt" style:font-size-asian="6pt" style:font-size-complex="6pt"/>
    </style:style>
    <style:style style:name="P18" style:family="paragraph">
      <loext:graphic-properties draw:fill="solid" draw:fill-color="#81aca6"/>
      <style:paragraph-properties fo:text-align="start" style:writing-mode="lr-tb"/>
      <style:text-properties fo:font-size="6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pt" style:font-size-asian="7pt" style:font-size-complex="7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size="6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7pt" style:font-style-asian="normal" style:font-weight-asian="normal" style:font-name-complex="Symbol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6pt" style:font-style-asian="normal" style:font-weight-asian="normal" style:font-name-complex="Symbol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Symbol" style:font-size-asian="8pt" style:font-style-asian="normal" style:font-weight-asian="normal" style:font-name-complex="Symbo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2b2b2" loext:opacity="100%" style:text-outline="false" style:text-line-through-style="none" style:text-line-through-type="none" style:font-name="Segoe UI Symbol" fo:font-size="6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2cm" svg:height="2.5cm" svg:x="12.3cm" svg:y="13.9cm">
          <text:p text:style-name="P1"><text:span text:style-name="T1">x360ce.App.Input.States</text:span></text:p>
          <draw:enhanced-geometry svg:viewBox="0 0 21600 21600" draw:path-stretchpoint-x="10800" draw:path-stretchpoint-y="10800" draw:text-areas="?f3 ?f4 ?f5 ?f6" draw:type="round-rectangle" draw:modifiers="744.570837642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10.7cm" svg:height="4cm" svg:x="1.1cm" svg:y="12.4cm">
          <text:p text:style-name="P1"><text:span text:style-name="T1">x360ce.App.Input.Device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10.5cm" svg:height="0.4cm" svg:x="1.2cm" svg:y="14.4cm">
          <text:p text:style-name="P3"><text:span text:style-name="T2">Raw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6" draw:layer="layout" svg:width="6.75cm" svg:height="0.4cm" svg:x="4.9cm" svg:y="14.4cm">
          <text:p text:style-name="P5"><text:span text:style-name="T3">Raw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4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4.9cm">
          <text:p text:style-name="P8"><text:span text:style-name="T4">Direct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6" draw:layer="layout" svg:width="6.35cm" svg:height="0.4cm" svg:x="5.3cm" svg:y="14.9cm">
          <text:p text:style-name="P5"><text:span text:style-name="T3">Direct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4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5.9cm">
          <text:p text:style-name="P8"><text:span text:style-name="T4">Gaming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6" draw:layer="layout" svg:width="5.55cm" svg:height="0.4cm" svg:x="6.1cm" svg:y="15.9cm">
          <text:p text:style-name="P5"><text:span text:style-name="T3">Gaming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5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9" draw:layer="layout" svg:width="10.5cm" svg:height="0.4cm" svg:x="1.2cm" svg:y="15.4cm">
          <text:p text:style-name="P8"><text:span text:style-name="T4">X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6" draw:layer="layout" svg:width="5.95cm" svg:height="0.4cm" svg:x="5.7cm" svg:y="15.4cm">
          <text:p text:style-name="P5"><text:span text:style-name="T3">X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5.4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4" draw:layer="layout" svg:width="8.2cm" svg:height="0.4cm" svg:x="1.2cm" svg:y="13.9cm">
          <text:p text:style-name="P3"><text:span text:style-name="T2">PnP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6" draw:layer="layout" svg:width="7.3cm" svg:height="0.4cm" svg:x="4.4cm" svg:y="13.9cm">
          <text:p text:style-name="P5"><text:span text:style-name="T3">PnP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18.5cm" svg:y1="14.6cm" svg:x2="11.7cm" svg:y2="14.6cm">
          <text:p/>
        </draw:line>
        <draw:line draw:style-name="gr11" draw:text-style-name="P10" draw:layer="layout" svg:x1="18.5cm" svg:y1="15.1cm" svg:x2="11.7cm" svg:y2="15.1cm">
          <text:p/>
        </draw:line>
        <draw:line draw:style-name="gr11" draw:text-style-name="P10" draw:layer="layout" svg:x1="18.5cm" svg:y1="16.1cm" svg:x2="11.7cm" svg:y2="16.1cm">
          <text:p/>
        </draw:line>
        <draw:line draw:style-name="gr11" draw:text-style-name="P10" draw:layer="layout" svg:x1="18.5cm" svg:y1="15.6cm" svg:x2="11.7cm" svg:y2="15.6cm">
          <text:p/>
        </draw:line>
        <draw:custom-shape draw:style-name="gr12" draw:text-style-name="P2" draw:layer="layout" svg:width="5.5cm" svg:height="3cm" svg:x="1.1cm" svg:y="16.9cm">
          <text:p text:style-name="P1"><text:span text:style-name="T1">x360ce.App.Input.Triggers</text:span></text:p>
          <draw:enhanced-geometry svg:viewBox="0 0 21600 21600" draw:path-stretchpoint-x="10800" draw:path-stretchpoint-y="10800" draw:text-areas="?f3 ?f4 ?f5 ?f6" draw:type="round-rectangle" draw:modifiers="616.966580976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9" draw:layer="layout" svg:width="4.1cm" svg:height="0.4cm" svg:x="1.2cm" svg:y="17.9cm">
          <text:p text:style-name="P8"><text:span text:style-name="T5"> </text:span><text:span text:style-name="T3">Raw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9" draw:layer="layout" svg:width="4.5cm" svg:height="0.4cm" svg:x="1.2cm" svg:y="18.4cm">
          <text:p text:style-name="P8"><text:span text:style-name="T5"> Direct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9" draw:layer="layout" svg:width="5.3cm" svg:height="0.4cm" svg:x="1.2cm" svg:y="19.4cm">
          <text:p text:style-name="P8"><text:span text:style-name="T5"> Gaming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9" draw:layer="layout" svg:width="4.9cm" svg:height="0.4cm" svg:x="1.2cm" svg:y="18.9cm">
          <text:p text:style-name="P8"><text:span text:style-name="T5"> X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6.3cm" svg:y1="19.4cm" svg:x2="6.3cm" svg:y2="16.3cm">
          <text:p/>
        </draw:line>
        <draw:line draw:style-name="gr11" draw:text-style-name="P10" draw:layer="layout" svg:x1="5.9cm" svg:y1="18.9cm" svg:x2="5.9cm" svg:y2="15.8cm">
          <text:p/>
        </draw:line>
        <draw:line draw:style-name="gr11" draw:text-style-name="P10" draw:layer="layout" svg:x1="5.1cm" svg:y1="17.9cm" svg:x2="5.1cm" svg:y2="14.8cm">
          <text:p/>
        </draw:line>
        <draw:line draw:style-name="gr11" draw:text-style-name="P10" draw:layer="layout" svg:x1="5.5cm" svg:y1="18.4cm" svg:x2="5.5cm" svg:y2="15.3cm">
          <text:p/>
        </draw:line>
        <draw:custom-shape draw:style-name="gr17" draw:text-style-name="P9" draw:layer="layout" svg:width="3.7cm" svg:height="0.4cm" svg:x="1.2cm" svg:y="17.4cm">
          <text:p text:style-name="P8"><text:span text:style-name="T5"> PnP</text:span><text:span text:style-name="T3">InputDeviceConnection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4.7cm" svg:y1="17.4cm" svg:x2="4.7cm" svg:y2="14.3cm">
          <text:p/>
        </draw:line>
        <draw:custom-shape draw:style-name="gr18" draw:text-style-name="P2" draw:layer="layout" svg:width="4cm" svg:height="1cm" svg:x="1.1cm" svg:y="10.9cm">
          <text:p text:style-name="P1"><text:span text:style-name="T1">x360ce.App.Input.Timer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4" draw:layer="layout" svg:width="3.8cm" svg:height="0.4cm" svg:x="1.2cm" svg:y="11.4cm">
          <text:p text:style-name="P3"><text:span text:style-name="T5"> </text:span><text:span text:style-name="T2">UserInterfaceUpdating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2" draw:layer="layout" svg:width="10.7cm" svg:height="1cm" svg:x="1.1cm" svg:y="9.4cm">
          <text:p text:style-name="P1"><text:span text:style-name="T1">x360ce.App.Input.Controls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1" draw:text-style-name="P11" draw:layer="layout" svg:width="10.5cm" svg:height="0.4cm" svg:x="1.2cm" svg:y="9.9cm">
          <text:p text:style-name="P3"><text:span text:style-name="T2">CustomInputDevices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2" draw:text-style-name="P12" xml:id="id2" draw:id="id2" draw:layer="layout" svg:width="5.5cm" svg:height="0.4cm" svg:x="6.2cm" svg:y="9.9cm">
          <text:p text:style-name="P5"><text:span text:style-name="T3">CustomInputDeviceInfo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6.8cm" svg:y1="12.9cm" svg:x2="6.8cm" svg:y2="10.3cm">
          <text:p/>
        </draw:line>
        <draw:line draw:style-name="gr23" draw:text-style-name="P13" draw:layer="layout" svg:x1="6.8cm" svg:y1="11.6cm" svg:x2="5cm" svg:y2="11.6cm">
          <text:p/>
        </draw:line>
        <draw:custom-shape draw:style-name="gr24" draw:text-style-name="P9" draw:layer="layout" svg:width="3.4cm" svg:height="1.4cm" svg:x="18cm" svg:y="14.9cm">
          <text:p text:style-name="P8"><text:span text:style-name="T5"> CustomI</text:span><text:span text:style-name="T3">nputStateTim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04063957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9" draw:layer="layout" svg:width="2.5cm" svg:height="1.9cm" svg:x="12.4cm" svg:y="14.4cm">
          <text:p text:style-name="P8"><text:span text:style-name="T5">CustomI</text:span><text:span text:style-name="T3">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3721035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4" draw:layer="layout" svg:width="6.3cm" svg:height="0.4cm" svg:x="1.2cm" svg:y="12.9cm">
          <text:p text:style-name="P3"><text:span text:style-name="T2">CustomInputDeviceInfo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6" draw:layer="layout" svg:width="7.25cm" svg:height="0.4cm" svg:x="4.4cm" svg:y="12.9cm">
          <text:p text:style-name="P5"><text:span text:style-name="T3">CustomInputDeviceInfo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8" draw:text-style-name="P4" draw:layer="layout" svg:width="3.9cm" svg:height="0.4cm" svg:x="4.4cm" svg:y="13.4cm">
          <text:p text:style-name="P3"><text:span text:style-name="T6"> </text:span><text:span text:style-name="T2">CustomInputDeviceManager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9" draw:text-style-name="P15" draw:layer="layout" svg:width="6.4cm" svg:height="0.4cm" svg:x="15cm" svg:y="14.4cm">
          <text:p text:style-name="P14"><text:span text:style-name="T5"> </text:span><text:span text:style-name="T7">RawInputState.cs</text:span><text:span text:style-name="T8"> </text:span><text:span text:style-name="T9">Event-Based</text:span><text:span text:style-name="T10">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4.9cm">
          <text:p text:style-name="P8"><text:span text:style-name="T5">Direct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5.9cm">
          <text:p text:style-name="P8"><text:span text:style-name="T5">Gaming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0" draw:text-style-name="P9" draw:layer="layout" svg:width="2.9cm" svg:height="0.4cm" svg:x="15cm" svg:y="15.4cm">
          <text:p text:style-name="P8"><text:span text:style-name="T5">X</text:span><text:span text:style-name="T3">InputState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7" draw:layer="layout" svg:width="2.3cm" svg:height="0.4cm" svg:x="9.4cm" svg:y="12.9cm">
          <text:p text:style-name="P3"><text:span text:style-name="T1">CustomInputState</text:span></text:p>
          <draw:enhanced-geometry svg:viewBox="0 0 21600 21600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23" draw:text-style-name="P13" draw:layer="layout" svg:x1="9.2cm" svg:y1="13.6cm" svg:x2="8.3cm" svg:y2="13.6cm">
          <text:p/>
        </draw:line>
        <draw:custom-shape draw:style-name="gr31" draw:text-style-name="P16" draw:layer="layout" svg:width="0.2cm" svg:height="0.2cm" svg:x="9.1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6" draw:layer="layout" svg:width="0.2cm" svg:height="0.2cm" svg:x="9.1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3" draw:layer="layout" svg:x1="9.2cm" svg:y1="13.1cm" svg:x2="9.2cm" svg:y2="16.1cm">
          <text:p/>
        </draw:line>
        <draw:custom-shape draw:style-name="gr32" draw:text-style-name="P2" draw:layer="layout" svg:width="8.4cm" svg:height="1cm" svg:x="1.1cm" svg:y="1.1cm">
          <text:p text:style-name="P1"><text:span text:style-name="T1">x360ce.App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1" draw:layer="layout" svg:width="8.2cm" svg:height="0.4cm" svg:x="1.2cm" svg:y="1.6cm">
          <text:p text:style-name="P3"><text:span text:style-name="T2">Main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12" draw:layer="layout" svg:width="3.2cm" svg:height="0.4cm" svg:x="6.2cm" svg:y="1.6cm">
          <text:p text:style-name="P5"><text:span text:style-name="T3">GameToCustomize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" draw:layer="layout" svg:width="8.3cm" svg:height="3cm" svg:x="1.1cm" svg:y="2.2cm">
          <text:p text:style-name="P1"><text:span text:style-name="T1">x360ce.App.Controls</text:span></text:p>
          <draw:enhanced-geometry svg:viewBox="0 0 21600 21600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2.7cm">
          <text:p text:style-name="P3"><text:span text:style-name="T2">PadList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2.7cm">
          <text:p text:style-name="P5"><text:span text:style-name="T3">Devices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3.2cm">
          <text:p text:style-name="P3"><text:span text:style-name="T2">PadList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3.2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3.7cm">
          <text:p text:style-name="P3"><text:span text:style-name="T2">UserDevices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3.7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4.2cm">
          <text:p text:style-name="P3"><text:span text:style-name="T2">UserProgramList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4.2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6" draw:text-style-name="P11" draw:layer="layout" svg:width="8.1cm" svg:height="0.4cm" svg:x="1.2cm" svg:y="4.7cm">
          <text:p text:style-name="P3"><text:span text:style-name="T2">UserSettingListControl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2" draw:layer="layout" svg:width="3.1cm" svg:height="0.4cm" svg:x="6.2cm" svg:y="4.7cm">
          <text:p text:style-name="P5"><text:span text:style-name="T3">Main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" draw:layer="layout" svg:width="8.3cm" svg:height="3cm" svg:x="9.8cm" svg:y="2.2cm">
          <text:p text:style-name="P1"><text:span text:style-name="T1">x360ce.App.Controls</text:span></text:p>
          <draw:enhanced-geometry svg:viewBox="0 0 21600 21600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2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2.7cm">
          <text:p text:style-name="P5"><text:span text:style-name="T3">DevicesData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3.2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3.2cm">
          <text:p text:style-name="P5"><text:span text:style-name="T3">Pres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3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3.7cm">
          <text:p text:style-name="P5"><text:span text:style-name="T3">User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4.2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4.2cm">
          <text:p text:style-name="P5"><text:span text:style-name="T3">User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8" draw:text-style-name="P17" draw:layer="layout" svg:width="8.1cm" svg:height="0.4cm" svg:x="9.9cm" svg:y="4.7cm">
          <text:p text:style-name="P3"><text:span text:style-name="T2">.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9" draw:text-style-name="P18" draw:layer="layout" svg:width="3.1cm" svg:height="0.4cm" svg:x="14.9cm" svg:y="4.7cm">
          <text:p text:style-name="P5"><text:span text:style-name="T3">UserSett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9.9cm" svg:y1="4.9cm" svg:x2="9.3cm" svg:y2="4.9cm">
          <text:p/>
        </draw:line>
        <draw:line draw:style-name="gr11" draw:text-style-name="P10" draw:layer="layout" svg:x1="9.9cm" svg:y1="4.4cm" svg:x2="9.3cm" svg:y2="4.4cm">
          <text:p/>
        </draw:line>
        <draw:line draw:style-name="gr11" draw:text-style-name="P10" draw:layer="layout" svg:x1="9.9cm" svg:y1="3.9cm" svg:x2="9.3cm" svg:y2="3.9cm">
          <text:p/>
        </draw:line>
        <draw:line draw:style-name="gr11" draw:text-style-name="P10" draw:layer="layout" svg:x1="9.9cm" svg:y1="3.4cm" svg:x2="9.3cm" svg:y2="3.4cm">
          <text:p/>
        </draw:line>
        <draw:line draw:style-name="gr11" draw:text-style-name="P10" draw:layer="layout" svg:x1="9.9cm" svg:y1="2.9cm" svg:x2="9.3cm" svg:y2="2.9cm">
          <text:p/>
        </draw:line>
        <draw:custom-shape draw:style-name="gr40" draw:text-style-name="P2" draw:layer="layout" svg:width="2.6cm" svg:height="1cm" svg:x="18.5cm" svg:y="3.2cm">
          <text:p text:style-name="P1"><text:span text:style-name="T1">x360ce.Engine.Data</text:span></text:p>
          <draw:enhanced-geometry svg:viewBox="0 0 21600 21600" draw:path-stretchpoint-x="10800" draw:path-stretchpoint-y="10800" draw:text-areas="?f3 ?f4 ?f5 ?f6" draw:type="round-rectangle" draw:modifiers="2157.84215784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1" draw:text-style-name="P11" xml:id="id1" draw:id="id1" draw:layer="layout" svg:width="2.4cm" svg:height="0.4cm" svg:x="18.6cm" svg:y="3.7cm">
          <text:p text:style-name="P3"><text:span text:style-name="T2">UserDevices.x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311.377245508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0" draw:layer="layout" svg:x1="18.6cm" svg:y1="3.9cm" svg:x2="18cm" svg:y2="3.9cm">
          <text:p/>
        </draw:line>
        <draw:connector draw:style-name="gr42" draw:text-style-name="P13" draw:layer="layout" svg:x1="19.8cm" svg:y1="4.1cm" svg:x2="11.7cm" svg:y2="10.1cm" draw:start-shape="id1" draw:start-glue-point="2" draw:end-shape="id2" draw:end-glue-point="1" svg:d="M19800 4100v6000h-8100" svg:viewBox="0 0 8101 6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13" svg:d="M0 13l10-13 10 13z"/>
    <draw:marker draw:name="Arrowheads_20_11" draw:display-name="Arrowheads 11" svg:viewBox="0 7 20 13" svg:d="M0 20l10-13 10 13z"/>
    <draw:marker draw:name="Arrowheads_20_12" draw:display-name="Arrowheads 12" svg:viewBox="0 0 20 20" svg:d="M0 20l10-20 10 20z"/>
    <draw:marker draw:name="Arrowheads_20_13" draw:display-name="Arrowheads 1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8T18:49:59.850673600</meta:creation-date>
    <dc:date>2026-01-13T00:28:21.084383600</dc:date>
    <meta:editing-duration>PT1H28M34S</meta:editing-duration>
    <meta:editing-cycles>13</meta:editing-cycles>
    <meta:generator>LibreOffice/25.8.3.2$Windows_X86_64 LibreOffice_project/8ca8d55c161d602844f5428fa4b58097424e324e</meta:generator>
    <meta:print-date>2026-01-13T00:22:26.782345900</meta:print-date>
    <meta:document-statistic meta:object-count="90"/>
  </office:meta>
</office:document-meta>
</file>